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1.43cm" svg:x="6.715cm" svg:y="6.71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15cm" svg:y1="15.605cm" svg:x2="21.955cm" svg:y2="15.605cm">
          <text:p/>
        </draw:line>
        <draw:line draw:style-name="gr2" draw:text-style-name="P1" draw:layer="layout" svg:x1="6.715cm" svg:y1="11.16cm" svg:x2="21.955cm" svg:y2="11.16cm">
          <text:p/>
        </draw:line>
        <draw:g>
          <draw:frame draw:style-name="gr3" draw:layer="layout" svg:width="1.954cm" svg:height="0.962cm" svg:x="7.35cm" svg:y="9.418cm">
            <draw:text-box>
              <text:p>wrclk</text:p>
            </draw:text-box>
          </draw:frame>
          <draw:line draw:style-name="gr4" draw:text-style-name="P1" draw:layer="layout" svg:x1="4.175cm" svg:y1="9.899cm" svg:x2="6.715cm" svg:y2="9.899cm">
            <text:p/>
          </draw:line>
        </draw:g>
        <draw:g>
          <draw:frame draw:style-name="gr3" draw:layer="layout" svg:width="2.094cm" svg:height="0.962cm" svg:x="7.35cm" svg:y="8.312cm">
            <draw:text-box>
              <text:p>wrreq</text:p>
            </draw:text-box>
          </draw:frame>
          <draw:line draw:style-name="gr4" draw:text-style-name="P1" draw:layer="layout" svg:x1="4.175cm" svg:y1="8.793cm" svg:x2="6.715cm" svg:y2="8.793cm">
            <text:p/>
          </draw:line>
        </draw:g>
        <draw:g>
          <draw:frame draw:style-name="gr3" draw:layer="layout" svg:width="3.681cm" svg:height="0.962cm" svg:x="7.35cm" svg:y="7.35cm">
            <draw:text-box>
              <text:p>data[17...0]</text:p>
            </draw:text-box>
          </draw:frame>
          <draw:line draw:style-name="gr4" draw:text-style-name="P1" draw:layer="layout" svg:x1="4.175cm" svg:y1="7.831cm" svg:x2="6.715cm" svg:y2="7.831cm">
            <text:p/>
          </draw:line>
        </draw:g>
        <draw:g>
          <draw:frame draw:style-name="gr3" draw:layer="layout" svg:width="1.996cm" svg:height="0.962cm" svg:x="19.415cm" svg:y="7.35cm">
            <draw:text-box>
              <text:p>wrfull</text:p>
            </draw:text-box>
          </draw:frame>
          <draw:line draw:style-name="gr4" draw:text-style-name="P1" draw:layer="layout" svg:x1="21.955cm" svg:y1="7.985cm" svg:x2="24.495cm" svg:y2="7.985cm">
            <text:p/>
          </draw:line>
        </draw:g>
        <draw:g>
          <draw:frame draw:style-name="gr3" draw:layer="layout" svg:width="4.452cm" svg:height="0.962cm" svg:x="16.959cm" svg:y="9.563cm">
            <draw:text-box>
              <text:p>wrused[11...0]</text:p>
            </draw:text-box>
          </draw:frame>
          <draw:line draw:style-name="gr4" draw:text-style-name="P1" draw:layer="layout" svg:x1="21.955cm" svg:y1="10.044cm" svg:x2="24.495cm" svg:y2="10.044cm">
            <text:p/>
          </draw:line>
        </draw:g>
        <draw:g>
          <draw:frame draw:style-name="gr3" draw:layer="layout" svg:width="1.848cm" svg:height="0.962cm" svg:x="7.407cm" svg:y="13.7cm">
            <draw:text-box>
              <text:p>rdclk</text:p>
            </draw:text-box>
          </draw:frame>
          <draw:line draw:style-name="gr4" draw:text-style-name="P1" draw:layer="layout" svg:x1="4.175cm" svg:y1="14.19cm" svg:x2="6.715cm" svg:y2="14.19cm">
            <text:p/>
          </draw:line>
        </draw:g>
        <draw:g>
          <draw:frame draw:style-name="gr3" draw:layer="layout" svg:width="1.988cm" svg:height="0.962cm" svg:x="7.35cm" svg:y="11.795cm">
            <draw:text-box>
              <text:p>rdreq</text:p>
            </draw:text-box>
          </draw:frame>
          <draw:line draw:style-name="gr4" draw:text-style-name="P1" draw:layer="layout" svg:x1="4.175cm" svg:y1="12.122cm" svg:x2="6.715cm" svg:y2="12.122cm">
            <text:p/>
          </draw:line>
        </draw:g>
        <draw:g>
          <draw:frame draw:style-name="gr3" draw:layer="layout" svg:width="4.168cm" svg:height="0.962cm" svg:x="17.51cm" svg:y="14.262cm">
            <draw:text-box>
              <text:p>rdused[11..0]</text:p>
            </draw:text-box>
          </draw:frame>
          <draw:line draw:style-name="gr4" draw:text-style-name="P1" draw:layer="layout" svg:x1="21.955cm" svg:y1="14.743cm" svg:x2="24.495cm" svg:y2="14.743cm">
            <text:p/>
          </draw:line>
        </draw:g>
        <draw:g>
          <draw:frame draw:style-name="gr3" draw:layer="layout" svg:width="2.801cm" svg:height="0.962cm" svg:x="18.877cm" svg:y="13.029cm">
            <draw:text-box>
              <text:p>rdempty</text:p>
            </draw:text-box>
          </draw:frame>
          <draw:line draw:style-name="gr4" draw:text-style-name="P1" draw:layer="layout" svg:x1="21.955cm" svg:y1="13.51cm" svg:x2="24.495cm" svg:y2="13.51cm">
            <text:p/>
          </draw:line>
        </draw:g>
        <draw:g>
          <draw:frame draw:style-name="gr3" draw:layer="layout" svg:width="2.623cm" svg:height="0.962cm" svg:x="19.055cm" svg:y="11.795cm">
            <draw:text-box>
              <text:p>q[17..0]</text:p>
            </draw:text-box>
          </draw:frame>
          <draw:line draw:style-name="gr4" draw:text-style-name="P1" draw:layer="layout" svg:x1="21.955cm" svg:y1="12.276cm" svg:x2="24.495cm" svg:y2="12.276cm">
            <text:p/>
          </draw:line>
        </draw:g>
        <draw:g>
          <draw:frame draw:style-name="gr3" draw:layer="layout" svg:width="1.531cm" svg:height="0.962cm" svg:x="7.35cm" svg:y="16.24cm">
            <draw:text-box>
              <text:p>aclr</text:p>
            </draw:text-box>
          </draw:frame>
          <draw:line draw:style-name="gr4" draw:text-style-name="P1" draw:layer="layout" svg:x1="4.175cm" svg:y1="16.875cm" svg:x2="6.715cm" svg:y2="16.875cm">
            <text:p/>
          </draw:line>
        </draw:g>
        <draw:frame draw:style-name="gr3" draw:layer="layout" svg:width="6.014cm" svg:height="0.962cm" svg:x="9.89cm" svg:y="5.445cm">
          <draw:text-box>
            <text:p>Altera 4k x 18 FIF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2T14:43:37</meta:creation-date>
    <dc:date>2009-01-12T16:13:59</dc:date>
    <meta:editing-duration>PT01H30M25S</meta:editing-duration>
    <meta:editing-cycles>2</meta:editing-cycles>
    <meta:generator>OpenOffice.org/3.0$Linux OpenOffice.org_project/300m9$Build-9358</meta:generator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